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busquedaBinaria2e18" table:style-name="ta1">
        <table:shapes>
          <draw:frame draw:z-index="0" draw:style-name="gr1" draw:text-style-name="P1" svg:width="16.002cm" svg:height="9.004cm" svg:x="21.263cm" svg:y="11.264cm">
            <draw:object draw:notify-on-update-of-ranges="Resultados_busquedaBinaria2e18.B1:Resultados_busquedaBinaria2e18.B1 Resultados_busquedaBinaria2e18.B2:Resultados_busquedaBinaria2e18.B51 Resultados_busquedaBinaria2e18.C1:Resultados_busquedaBinaria2e18.C1 Resultados_busquedaBinaria2e18.C2:Resultados_busquedaBinaria2e18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1.352cm" svg:y="2.065cm">
            <draw:object draw:notify-on-update-of-ranges="Resultados_busquedaBinaria2e18.D1:Resultados_busquedaBinaria2e18.D1 Resultados_busquedaBinaria2e18.D2:Resultados_busquedaBinaria2e18.D51 Resultados_busquedaBinaria2e18.E1:Resultados_busquedaBinaria2e18.E1 Resultados_busquedaBinaria2e18.E2:Resultados_busquedaBinaria2e18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ns)</text:p>
          </table:table-cell>
          <table:table-cell office:value-type="string" calcext:value-type="string">
            <text:p>Promedio Normal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153" calcext:value-type="float">
            <text:p>153</text:p>
          </table:table-cell>
          <table:table-cell table:formula="of:=AVERAGE([.B2];[.B2])" office:value-type="float" office:value="638" calcext:value-type="float">
            <text:p>638,00</text:p>
          </table:table-cell>
          <table:table-cell table:style-name="ce1" table:formula="of:=AVERAGE([.C2];[.C2])" office:value-type="float" office:value="153" calcext:value-type="float">
            <text:p>153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table:formula="of:=AVERAGE([.B2];[.B3])" office:value-type="float" office:value="396" calcext:value-type="float">
            <text:p>396,00</text:p>
          </table:table-cell>
          <table:table-cell table:style-name="ce1" table:formula="of:=AVERAGE([.C2];[.C3])" office:value-type="float" office:value="141" calcext:value-type="float">
            <text:p>14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formula="of:=AVERAGE([.B2:.B4])" office:value-type="float" office:value="309.333333333333" calcext:value-type="float">
            <text:p>309,33</text:p>
          </table:table-cell>
          <table:table-cell table:style-name="ce1" table:formula="of:=AVERAGE([.C2:.C4])" office:value-type="float" office:value="139.666666666667" calcext:value-type="float">
            <text:p>139,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451" calcext:value-type="float">
            <text:p>451</text:p>
          </table:table-cell>
          <table:table-cell table:formula="of:=AVERAGE([.B2:.B5])" office:value-type="float" office:value="292.5" calcext:value-type="float">
            <text:p>292,50</text:p>
          </table:table-cell>
          <table:table-cell table:style-name="ce1" table:formula="of:=AVERAGE([.C2:.C5])" office:value-type="float" office:value="217.5" calcext:value-type="float">
            <text:p>217,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47" calcext:value-type="float">
            <text:p>147</text:p>
          </table:table-cell>
          <table:table-cell table:formula="of:=AVERAGE([.B2:.B6])" office:value-type="float" office:value="302" calcext:value-type="float">
            <text:p>302,00</text:p>
          </table:table-cell>
          <table:table-cell table:style-name="ce1" table:formula="of:=AVERAGE([.C2:.C6])" office:value-type="float" office:value="203.4" calcext:value-type="float">
            <text:p>203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formula="of:=AVERAGE([.B2:.B7])" office:value-type="float" office:value="275.833333333333" calcext:value-type="float">
            <text:p>275,83</text:p>
          </table:table-cell>
          <table:table-cell table:style-name="ce1" table:formula="of:=AVERAGE([.C2:.C7])" office:value-type="float" office:value="193.5" calcext:value-type="float">
            <text:p>193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157" calcext:value-type="float">
            <text:p>157</text:p>
          </table:table-cell>
          <table:table-cell table:formula="of:=AVERAGE([.B2:.B8])" office:value-type="float" office:value="267.714285714286" calcext:value-type="float">
            <text:p>267,71</text:p>
          </table:table-cell>
          <table:table-cell table:style-name="ce1" table:formula="of:=AVERAGE([.C2:.C8])" office:value-type="float" office:value="188.285714285714" calcext:value-type="float">
            <text:p>188,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139" calcext:value-type="float">
            <text:p>139</text:p>
          </table:table-cell>
          <table:table-cell table:formula="of:=AVERAGE([.B2:.B9])" office:value-type="float" office:value="259.625" calcext:value-type="float">
            <text:p>259,63</text:p>
          </table:table-cell>
          <table:table-cell table:style-name="ce1" table:formula="of:=AVERAGE([.C2:.C9])" office:value-type="float" office:value="182.125" calcext:value-type="float">
            <text:p>182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formula="of:=AVERAGE([.B2:.B10])" office:value-type="float" office:value="247.111111111111" calcext:value-type="float">
            <text:p>247,11</text:p>
          </table:table-cell>
          <table:table-cell table:style-name="ce1" table:formula="of:=AVERAGE([.C2:.C10])" office:value-type="float" office:value="176.333333333333" calcext:value-type="float">
            <text:p>176,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table:formula="of:=AVERAGE([.B2:.B11])" office:value-type="float" office:value="237.8" calcext:value-type="float">
            <text:p>237,80</text:p>
          </table:table-cell>
          <table:table-cell table:style-name="ce1" table:formula="of:=AVERAGE([.C2:.C11])" office:value-type="float" office:value="172.4" calcext:value-type="float">
            <text:p>172,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table:formula="of:=AVERAGE([.B2];[.B12])" office:value-type="float" office:value="411.5" calcext:value-type="float">
            <text:p>411,50</text:p>
          </table:table-cell>
          <table:table-cell table:style-name="ce1" table:formula="of:=AVERAGE([.C2];[.C12])" office:value-type="float" office:value="156.5" calcext:value-type="float">
            <text:p>156,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table:formula="of:=AVERAGE([.B2];[.B13])" office:value-type="float" office:value="423.5" calcext:value-type="float">
            <text:p>423,50</text:p>
          </table:table-cell>
          <table:table-cell table:style-name="ce1" table:formula="of:=AVERAGE([.C2];[.C13])" office:value-type="float" office:value="138" calcext:value-type="float">
            <text:p>138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1201" calcext:value-type="float">
            <text:p>1201</text:p>
          </table:table-cell>
          <table:table-cell table:formula="of:=AVERAGE([.B2:.B14])" office:value-type="float" office:value="229.384615384615" calcext:value-type="float">
            <text:p>229,38</text:p>
          </table:table-cell>
          <table:table-cell table:style-name="ce1" table:formula="of:=AVERAGE([.C2:.C14])" office:value-type="float" office:value="246.769230769231" calcext:value-type="float">
            <text:p>246,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8" calcext:value-type="float">
            <text:p>608</text:p>
          </table:table-cell>
          <table:table-cell office:value-type="float" office:value="833" calcext:value-type="float">
            <text:p>833</text:p>
          </table:table-cell>
          <table:table-cell table:formula="of:=AVERAGE([.B2:.B15])" office:value-type="float" office:value="256.428571428571" calcext:value-type="float">
            <text:p>256,43</text:p>
          </table:table-cell>
          <table:table-cell table:style-name="ce1" table:formula="of:=AVERAGE([.C2:.C15])" office:value-type="float" office:value="288.642857142857" calcext:value-type="float">
            <text:p>288,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4" calcext:value-type="float">
            <text:p>574</text:p>
          </table:table-cell>
          <table:table-cell office:value-type="float" office:value="467" calcext:value-type="float">
            <text:p>467</text:p>
          </table:table-cell>
          <table:table-cell table:formula="of:=AVERAGE([.B2:.B16])" office:value-type="float" office:value="277.6" calcext:value-type="float">
            <text:p>277,60</text:p>
          </table:table-cell>
          <table:table-cell table:style-name="ce1" table:formula="of:=AVERAGE([.C2:.C16])" office:value-type="float" office:value="300.533333333333" calcext:value-type="float">
            <text:p>300,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office:value-type="float" office:value="242" calcext:value-type="float">
            <text:p>242</text:p>
          </table:table-cell>
          <table:table-cell table:formula="of:=AVERAGE([.B2:.B17])" office:value-type="float" office:value="298.375" calcext:value-type="float">
            <text:p>298,38</text:p>
          </table:table-cell>
          <table:table-cell table:style-name="ce1" table:formula="of:=AVERAGE([.C2:.C17])" office:value-type="float" office:value="296.875" calcext:value-type="float">
            <text:p>296,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334" calcext:value-type="float">
            <text:p>334</text:p>
          </table:table-cell>
          <table:table-cell table:formula="of:=AVERAGE([.B2:.B18])" office:value-type="float" office:value="295.176470588235" calcext:value-type="float">
            <text:p>295,18</text:p>
          </table:table-cell>
          <table:table-cell table:style-name="ce1" table:formula="of:=AVERAGE([.C2:.C18])" office:value-type="float" office:value="299.058823529412" calcext:value-type="float">
            <text:p>299,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table:formula="of:=AVERAGE([.B2:.B19])" office:value-type="float" office:value="288.833333333333" calcext:value-type="float">
            <text:p>288,83</text:p>
          </table:table-cell>
          <table:table-cell table:style-name="ce1" table:formula="of:=AVERAGE([.C2:.C19])" office:value-type="float" office:value="293.722222222222" calcext:value-type="float">
            <text:p>293,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174" calcext:value-type="float">
            <text:p>174</text:p>
          </table:table-cell>
          <table:table-cell table:formula="of:=AVERAGE([.B2:.B20])" office:value-type="float" office:value="291.263157894737" calcext:value-type="float">
            <text:p>291,26</text:p>
          </table:table-cell>
          <table:table-cell table:style-name="ce1" table:formula="of:=AVERAGE([.C2:.C20])" office:value-type="float" office:value="287.421052631579" calcext:value-type="float">
            <text:p>287,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formula="of:=AVERAGE([.B2:.B21])" office:value-type="float" office:value="283.95" calcext:value-type="float">
            <text:p>283,95</text:p>
          </table:table-cell>
          <table:table-cell table:style-name="ce1" table:formula="of:=AVERAGE([.C2:.C21])" office:value-type="float" office:value="282.05" calcext:value-type="float">
            <text:p>282,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table:formula="of:=AVERAGE([.B2];[.B22])" office:value-type="float" office:value="404" calcext:value-type="float">
            <text:p>404,00</text:p>
          </table:table-cell>
          <table:table-cell table:style-name="ce1" table:formula="of:=AVERAGE([.C2];[.C22])" office:value-type="float" office:value="138" calcext:value-type="float">
            <text:p>138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3" calcext:value-type="float">
            <text:p>453</text:p>
          </table:table-cell>
          <table:table-cell office:value-type="float" office:value="153" calcext:value-type="float">
            <text:p>153</text:p>
          </table:table-cell>
          <table:table-cell table:formula="of:=AVERAGE([.B2];[.B23])" office:value-type="float" office:value="545.5" calcext:value-type="float">
            <text:p>545,50</text:p>
          </table:table-cell>
          <table:table-cell table:style-name="ce1" table:formula="of:=AVERAGE([.C2];[.C23])" office:value-type="float" office:value="153" calcext:value-type="float">
            <text:p>153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table:formula="of:=AVERAGE([.B2:.B24])" office:value-type="float" office:value="285.086956521739" calcext:value-type="float">
            <text:p>285,09</text:p>
          </table:table-cell>
          <table:table-cell table:style-name="ce1" table:formula="of:=AVERAGE([.C2:.C24])" office:value-type="float" office:value="264.04347826087" calcext:value-type="float">
            <text:p>264,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formula="of:=AVERAGE([.B2:.B25])" office:value-type="float" office:value="278.416666666667" calcext:value-type="float">
            <text:p>278,42</text:p>
          </table:table-cell>
          <table:table-cell table:style-name="ce1" table:formula="of:=AVERAGE([.C2:.C25])" office:value-type="float" office:value="257.916666666667" calcext:value-type="float">
            <text:p>257,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table:formula="of:=AVERAGE([.B2:.B26])" office:value-type="float" office:value="275.12" calcext:value-type="float">
            <text:p>275,12</text:p>
          </table:table-cell>
          <table:table-cell table:style-name="ce1" table:formula="of:=AVERAGE([.C2:.C26])" office:value-type="float" office:value="254.56" calcext:value-type="float">
            <text:p>254,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table:formula="of:=AVERAGE([.B2:.B27])" office:value-type="float" office:value="270.923076923077" calcext:value-type="float">
            <text:p>270,92</text:p>
          </table:table-cell>
          <table:table-cell table:style-name="ce1" table:formula="of:=AVERAGE([.C2:.C27])" office:value-type="float" office:value="251" calcext:value-type="float">
            <text:p>25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267" calcext:value-type="float">
            <text:p>267</text:p>
          </table:table-cell>
          <table:table-cell table:formula="of:=AVERAGE([.B2:.B28])" office:value-type="float" office:value="267.851851851852" calcext:value-type="float">
            <text:p>267,85</text:p>
          </table:table-cell>
          <table:table-cell table:style-name="ce1" table:formula="of:=AVERAGE([.C2:.C28])" office:value-type="float" office:value="251.592592592593" calcext:value-type="float">
            <text:p>251,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table:formula="of:=AVERAGE([.B2:.B29])" office:value-type="float" office:value="267.75" calcext:value-type="float">
            <text:p>267,75</text:p>
          </table:table-cell>
          <table:table-cell table:style-name="ce1" table:formula="of:=AVERAGE([.C2:.C29])" office:value-type="float" office:value="248.75" calcext:value-type="float">
            <text:p>248,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296" calcext:value-type="float">
            <text:p>296</text:p>
          </table:table-cell>
          <table:table-cell table:formula="of:=AVERAGE([.B2:.B30])" office:value-type="float" office:value="263.827586206897" calcext:value-type="float">
            <text:p>263,83</text:p>
          </table:table-cell>
          <table:table-cell table:style-name="ce1" table:formula="of:=AVERAGE([.C2:.C30])" office:value-type="float" office:value="250.379310344828" calcext:value-type="float">
            <text:p>250,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formula="of:=AVERAGE([.B2:.B31])" office:value-type="float" office:value="262.633333333333" calcext:value-type="float">
            <text:p>262,63</text:p>
          </table:table-cell>
          <table:table-cell table:style-name="ce1" table:formula="of:=AVERAGE([.C2:.C31])" office:value-type="float" office:value="248.333333333333" calcext:value-type="float">
            <text:p>248,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  <table:table-cell table:formula="of:=AVERAGE([.B2];[.B32])" office:value-type="float" office:value="399.5" calcext:value-type="float">
            <text:p>399,50</text:p>
          </table:table-cell>
          <table:table-cell table:style-name="ce1" table:formula="of:=AVERAGE([.C2];[.C32])" office:value-type="float" office:value="179.5" calcext:value-type="float">
            <text:p>179,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221" calcext:value-type="float">
            <text:p>221</text:p>
          </table:table-cell>
          <table:table-cell table:formula="of:=AVERAGE([.B2];[.B33])" office:value-type="float" office:value="449.5" calcext:value-type="float">
            <text:p>449,50</text:p>
          </table:table-cell>
          <table:table-cell table:style-name="ce1" table:formula="of:=AVERAGE([.C2];[.C33])" office:value-type="float" office:value="187" calcext:value-type="float">
            <text:p>187,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office:value-type="float" office:value="289" calcext:value-type="float">
            <text:p>289</text:p>
          </table:table-cell>
          <table:table-cell table:formula="of:=AVERAGE([.B2:.B34])" office:value-type="float" office:value="256.636363636364" calcext:value-type="float">
            <text:p>256,64</text:p>
          </table:table-cell>
          <table:table-cell table:style-name="ce1" table:formula="of:=AVERAGE([.C2:.C34])" office:value-type="float" office:value="247.454545454545" calcext:value-type="float">
            <text:p>247,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table:formula="of:=AVERAGE([.B2:.B35])" office:value-type="float" office:value="254.411764705882" calcext:value-type="float">
            <text:p>254,41</text:p>
          </table:table-cell>
          <table:table-cell table:style-name="ce1" table:formula="of:=AVERAGE([.C2:.C35])" office:value-type="float" office:value="245.764705882353" calcext:value-type="float">
            <text:p>245,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table:formula="of:=AVERAGE([.B2:.B36])" office:value-type="float" office:value="250.857142857143" calcext:value-type="float">
            <text:p>250,86</text:p>
          </table:table-cell>
          <table:table-cell table:style-name="ce1" table:formula="of:=AVERAGE([.C2:.C36])" office:value-type="float" office:value="243" calcext:value-type="float">
            <text:p>243,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  <table:table-cell table:formula="of:=AVERAGE([.B2:.B37])" office:value-type="float" office:value="251.166666666667" calcext:value-type="float">
            <text:p>251,17</text:p>
          </table:table-cell>
          <table:table-cell table:style-name="ce1" table:formula="of:=AVERAGE([.C2:.C37])" office:value-type="float" office:value="240.027777777778" calcext:value-type="float">
            <text:p>240,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office:value-type="float" office:value="138" calcext:value-type="float">
            <text:p>138</text:p>
          </table:table-cell>
          <table:table-cell table:formula="of:=AVERAGE([.B2:.B38])" office:value-type="float" office:value="250.243243243243" calcext:value-type="float">
            <text:p>250,24</text:p>
          </table:table-cell>
          <table:table-cell table:style-name="ce1" table:formula="of:=AVERAGE([.C2:.C38])" office:value-type="float" office:value="237.27027027027" calcext:value-type="float">
            <text:p>237,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table:formula="of:=AVERAGE([.B2:.B39])" office:value-type="float" office:value="247.947368421053" calcext:value-type="float">
            <text:p>247,95</text:p>
          </table:table-cell>
          <table:table-cell table:style-name="ce1" table:formula="of:=AVERAGE([.C2:.C39])" office:value-type="float" office:value="234.763157894737" calcext:value-type="float">
            <text:p>234,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formula="of:=AVERAGE([.B2:.B40])" office:value-type="float" office:value="245.615384615385" calcext:value-type="float">
            <text:p>245,62</text:p>
          </table:table-cell>
          <table:table-cell table:style-name="ce1" table:formula="of:=AVERAGE([.C2:.C40])" office:value-type="float" office:value="232.74358974359" calcext:value-type="float">
            <text:p>232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table:formula="of:=AVERAGE([.B2:.B41])" office:value-type="float" office:value="243.15" calcext:value-type="float">
            <text:p>243,15</text:p>
          </table:table-cell>
          <table:table-cell table:style-name="ce1" table:formula="of:=AVERAGE([.C2:.C41])" office:value-type="float" office:value="230.5" calcext:value-type="float">
            <text:p>230,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table:formula="of:=AVERAGE([.B2];[.B42])" office:value-type="float" office:value="398.5" calcext:value-type="float">
            <text:p>398,50</text:p>
          </table:table-cell>
          <table:table-cell table:style-name="ce1" table:formula="of:=AVERAGE([.C2];[.C42])" office:value-type="float" office:value="138" calcext:value-type="float">
            <text:p>138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table:formula="of:=AVERAGE([.B2];[.B43])" office:value-type="float" office:value="390" calcext:value-type="float">
            <text:p>390,00</text:p>
          </table:table-cell>
          <table:table-cell table:style-name="ce1" table:formula="of:=AVERAGE([.C2];[.C43])" office:value-type="float" office:value="151" calcext:value-type="float">
            <text:p>151,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table:formula="of:=AVERAGE([.B2:.B44])" office:value-type="float" office:value="236.860465116279" calcext:value-type="float">
            <text:p>236,86</text:p>
          </table:table-cell>
          <table:table-cell table:style-name="ce1" table:formula="of:=AVERAGE([.C2:.C44])" office:value-type="float" office:value="223.023255813953" calcext:value-type="float">
            <text:p>223,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float" office:value="135" calcext:value-type="float">
            <text:p>135</text:p>
          </table:table-cell>
          <table:table-cell table:formula="of:=AVERAGE([.B2:.B45])" office:value-type="float" office:value="235.613636363636" calcext:value-type="float">
            <text:p>235,61</text:p>
          </table:table-cell>
          <table:table-cell table:style-name="ce1" table:formula="of:=AVERAGE([.C2:.C45])" office:value-type="float" office:value="221.022727272727" calcext:value-type="float">
            <text:p>221,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table:formula="of:=AVERAGE([.B2:.B46])" office:value-type="float" office:value="233.844444444444" calcext:value-type="float">
            <text:p>233,84</text:p>
          </table:table-cell>
          <table:table-cell table:style-name="ce1" table:formula="of:=AVERAGE([.C2:.C46])" office:value-type="float" office:value="219.111111111111" calcext:value-type="float">
            <text:p>219,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table:formula="of:=AVERAGE([.B2:.B47])" office:value-type="float" office:value="231.934782608696" calcext:value-type="float">
            <text:p>231,93</text:p>
          </table:table-cell>
          <table:table-cell table:style-name="ce1" table:formula="of:=AVERAGE([.C2:.C47])" office:value-type="float" office:value="217.717391304348" calcext:value-type="float">
            <text:p>217,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9" calcext:value-type="float">
            <text:p>239</text:p>
          </table:table-cell>
          <table:table-cell office:value-type="float" office:value="145" calcext:value-type="float">
            <text:p>145</text:p>
          </table:table-cell>
          <table:table-cell table:formula="of:=AVERAGE([.B2:.B48])" office:value-type="float" office:value="232.085106382979" calcext:value-type="float">
            <text:p>232,09</text:p>
          </table:table-cell>
          <table:table-cell table:style-name="ce1" table:formula="of:=AVERAGE([.C2:.C48])" office:value-type="float" office:value="216.170212765957" calcext:value-type="float">
            <text:p>216,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AVERAGE([.B2:.B49])" office:value-type="float" office:value="230.395833333333" calcext:value-type="float">
            <text:p>230,40</text:p>
          </table:table-cell>
          <table:table-cell table:style-name="ce1" table:formula="of:=AVERAGE([.C2:.C49])" office:value-type="float" office:value="214.520833333333" calcext:value-type="float">
            <text:p>214,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formula="of:=AVERAGE([.B2:.B50])" office:value-type="float" office:value="228.877551020408" calcext:value-type="float">
            <text:p>228,88</text:p>
          </table:table-cell>
          <table:table-cell table:style-name="ce1" table:formula="of:=AVERAGE([.C2:.C50])" office:value-type="float" office:value="213.183673469388" calcext:value-type="float">
            <text:p>213,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table:formula="of:=AVERAGE([.B2:.B51])" office:value-type="float" office:value="228.38" calcext:value-type="float">
            <text:p>228,38</text:p>
          </table:table-cell>
          <table:table-cell table:style-name="ce1" table:formula="of:=AVERAGE([.C2:.C51])" office:value-type="float" office:value="211.8" calcext:value-type="float">
            <text:p>211,80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2:55:10.9833535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03:03:49.186481896</dc:date>
    <meta:editing-duration>PT10M2S</meta:editing-duration>
    <meta:editing-cycles>2</meta:editing-cycles>
    <meta:generator>LibreOffice/7.5.5.2$Linux_X86_64 LibreOffice_project/50$Build-2</meta:generator>
    <meta:document-statistic meta:table-count="1" meta:cell-count="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5.391cm" svg:y="0.316cm" chart:style-name="ch2">
          <text:p>Tiempo Búsqueda Binaria</text:p>
        </chart:title>
        <chart:legend chart:legend-position="end" svg:x="11.643cm" svg:y="3.954cm" style:legend-expansion="high" chart:style-name="ch3"/>
        <chart:plot-area chart:style-name="ch4" table:cell-range-address="Resultados_busquedaBinaria2e18.B1:Resultados_busquedaBinaria2e18.C51" chart:data-source-has-labels="row" svg:x="1.331cm" svg:y="1.275cm" svg:width="9.992cm" svg:height="6.569cm">
          <chart:coordinate-region svg:x="2.323cm" svg:y="1.474cm" svg:width="9cm" svg:height="5.578cm"/>
          <chart:axis chart:dimension="x" chart:name="primary-x" chart:style-name="ch5">
            <chart:title svg:x="5.648cm" svg:y="8.024cm" chart:style-name="ch6">
              <text:p>Iteración</text:p>
            </chart:title>
          </chart:axis>
          <chart:axis chart:dimension="y" chart:name="primary-y" chart:style-name="ch5">
            <chart:title svg:x="0.451cm" svg:y="5.476cm" chart:style-name="ch7">
              <text:p>Tiempo (ns)</text:p>
            </chart:title>
            <chart:grid chart:style-name="ch8" chart:class="major"/>
          </chart:axis>
          <chart:series chart:style-name="ch9" chart:values-cell-range-address="Resultados_busquedaBinaria2e18.B2:Resultados_busquedaBinaria2e18.B51" chart:label-cell-address="Resultados_busquedaBinaria2e18.B1:Resultados_busquedaBinaria2e18.B1" chart:class="chart:line">
            <chart:data-point chart:repeated="50"/>
          </chart:series>
          <chart:series chart:style-name="ch10" chart:values-cell-range-address="Resultados_busquedaBinaria2e18.C2:Resultados_busquedaBinaria2e18.C51" chart:label-cell-address="Resultados_busquedaBinaria2e18.C1:Resultados_busquedaBinaria2e18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Lineal (ns)</text:p>
                <draw:g>
                  <svg:desc>Resultados_busquedaBinaria2e18.B1:Resultados_busquedaBinaria2e18.B1</svg:desc>
                </draw:g>
              </table:table-cell>
              <table:table-cell office:value-type="string">
                <text:p>Tiempo Normal (ns)</text:p>
                <draw:g>
                  <svg:desc>Resultados_busquedaBinaria2e18.C1:Resultados_busquedaBinaria2e1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8">
                <text:p>638</text:p>
                <draw:g>
                  <svg:desc>Resultados_busquedaBinaria2e18.B2:Resultados_busquedaBinaria2e18.B51</svg:desc>
                </draw:g>
              </table:table-cell>
              <table:table-cell office:value-type="float" office:value="153">
                <text:p>153</text:p>
                <draw:g>
                  <svg:desc>Resultados_busquedaBinaria2e18.C2:Resultados_busquedaBinaria2e18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">
                <text:p>1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">
                <text:p>2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">
                <text:p>20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">
                <text:p>1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">
                <text:p>2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">
                <text:p>60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4">
                <text:p>57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0">
                <text:p>6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">
                <text:p>1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">
                <text:p>3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">
                <text:p>1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3">
                <text:p>4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">
                <text:p>18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5">
                <text:p>26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1">
                <text:p>26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">
                <text:p>16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">
                <text:p>18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">
                <text:p>2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">
                <text:p>2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">
                <text:p>16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">
                <text:p>1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">
                <text:p>1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">
                <text:p>1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">
                <text:p>18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9">
                <text:p>23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9cm" svg:y="0.316cm" chart:style-name="ch2">
          <text:p>TIempo Promedio Búsqueda Binaria 2e18</text:p>
        </chart:title>
        <chart:legend chart:legend-position="end" svg:x="11.322cm" svg:y="3.952cm" style:legend-expansion="high" chart:style-name="ch3"/>
        <chart:plot-area chart:style-name="ch4" table:cell-range-address="Resultados_busquedaBinaria2e18.D1:Resultados_busquedaBinaria2e18.E51" chart:data-source-has-labels="row" svg:x="1.331cm" svg:y="1.275cm" svg:width="9.671cm" svg:height="6.564cm">
          <chart:coordinate-region svg:x="2.614cm" svg:y="1.474cm" svg:width="8.388cm" svg:height="5.573cm"/>
          <chart:axis chart:dimension="x" chart:name="primary-x" chart:style-name="ch5">
            <chart:title svg:x="5.487cm" svg:y="8.019cm" chart:style-name="ch6">
              <text:p>Iteración</text:p>
            </chart:title>
          </chart:axis>
          <chart:axis chart:dimension="y" chart:name="primary-y" chart:style-name="ch7">
            <chart:title svg:x="0.451cm" svg:y="5.633cm" chart:style-name="ch8">
              <text:p>Promedio (ns)</text:p>
            </chart:title>
            <chart:grid chart:style-name="ch9" chart:class="major"/>
          </chart:axis>
          <chart:series chart:style-name="ch10" chart:values-cell-range-address="Resultados_busquedaBinaria2e18.D2:Resultados_busquedaBinaria2e18.D51" chart:label-cell-address="Resultados_busquedaBinaria2e18.D1:Resultados_busquedaBinaria2e18.D1" chart:class="chart:line">
            <chart:data-point chart:repeated="50"/>
          </chart:series>
          <chart:series chart:style-name="ch11" chart:values-cell-range-address="Resultados_busquedaBinaria2e18.E2:Resultados_busquedaBinaria2e18.E51" chart:label-cell-address="Resultados_busquedaBinaria2e18.E1:Resultados_busquedaBinaria2e18.E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Lineal (ns)</text:p>
                <draw:g>
                  <svg:desc>Resultados_busquedaBinaria2e18.D1:Resultados_busquedaBinaria2e18.D1</svg:desc>
                </draw:g>
              </table:table-cell>
              <table:table-cell office:value-type="string">
                <text:p>Promedio Normal (ns)</text:p>
                <draw:g>
                  <svg:desc>Resultados_busquedaBinaria2e18.E1:Resultados_busquedaBinaria2e18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8">
                <text:p>638</text:p>
                <draw:g>
                  <svg:desc>Resultados_busquedaBinaria2e18.D2:Resultados_busquedaBinaria2e18.D51</svg:desc>
                </draw:g>
              </table:table-cell>
              <table:table-cell office:value-type="float" office:value="153">
                <text:p>153</text:p>
                <draw:g>
                  <svg:desc>Resultados_busquedaBinaria2e18.E2:Resultados_busquedaBinaria2e18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6">
                <text:p>3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9.333333333333">
                <text:p>309.333333333333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.5">
                <text:p>292.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">
                <text:p>302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.833333333333">
                <text:p>275.83333333333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.714285714286">
                <text:p>267.714285714286</text:p>
              </table:table-cell>
              <table:table-cell office:value-type="float" office:value="188.285714285714">
                <text:p>18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.625">
                <text:p>259.625</text:p>
              </table:table-cell>
              <table:table-cell office:value-type="float" office:value="182.125">
                <text:p>182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7.111111111111">
                <text:p>247.111111111111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7.8">
                <text:p>237.8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1.5">
                <text:p>411.5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3.5">
                <text:p>423.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.384615384615">
                <text:p>229.384615384615</text:p>
              </table:table-cell>
              <table:table-cell office:value-type="float" office:value="246.769230769231">
                <text:p>246.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.428571428571">
                <text:p>256.428571428571</text:p>
              </table:table-cell>
              <table:table-cell office:value-type="float" office:value="288.642857142857">
                <text:p>288.6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.6">
                <text:p>277.6</text:p>
              </table:table-cell>
              <table:table-cell office:value-type="float" office:value="300.533333333333">
                <text:p>300.5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.375">
                <text:p>298.375</text:p>
              </table:table-cell>
              <table:table-cell office:value-type="float" office:value="296.875">
                <text:p>296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.176470588235">
                <text:p>295.176470588235</text:p>
              </table:table-cell>
              <table:table-cell office:value-type="float" office:value="299.058823529412">
                <text:p>299.05882352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.833333333333">
                <text:p>288.833333333333</text:p>
              </table:table-cell>
              <table:table-cell office:value-type="float" office:value="293.722222222222">
                <text:p>293.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.263157894737">
                <text:p>291.263157894737</text:p>
              </table:table-cell>
              <table:table-cell office:value-type="float" office:value="287.421052631579">
                <text:p>287.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.95">
                <text:p>283.95</text:p>
              </table:table-cell>
              <table:table-cell office:value-type="float" office:value="282.05">
                <text:p>282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">
                <text:p>4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5.5">
                <text:p>545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.086956521739">
                <text:p>285.086956521739</text:p>
              </table:table-cell>
              <table:table-cell office:value-type="float" office:value="264.04347826087">
                <text:p>264.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.416666666667">
                <text:p>278.416666666667</text:p>
              </table:table-cell>
              <table:table-cell office:value-type="float" office:value="257.916666666667">
                <text:p>257.9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.12">
                <text:p>275.12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.923076923077">
                <text:p>270.92307692307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7.851851851852">
                <text:p>267.851851851852</text:p>
              </table:table-cell>
              <table:table-cell office:value-type="float" office:value="251.592592592593">
                <text:p>251.592592592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7.75">
                <text:p>267.75</text:p>
              </table:table-cell>
              <table:table-cell office:value-type="float" office:value="248.75">
                <text:p>248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3.827586206897">
                <text:p>263.827586206897</text:p>
              </table:table-cell>
              <table:table-cell office:value-type="float" office:value="250.379310344828">
                <text:p>250.37931034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.633333333333">
                <text:p>262.633333333333</text:p>
              </table:table-cell>
              <table:table-cell office:value-type="float" office:value="248.333333333333">
                <text:p>248.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.5">
                <text:p>399.5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.5">
                <text:p>449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.636363636364">
                <text:p>256.636363636364</text:p>
              </table:table-cell>
              <table:table-cell office:value-type="float" office:value="247.454545454545">
                <text:p>247.45454545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.411764705882">
                <text:p>254.411764705882</text:p>
              </table:table-cell>
              <table:table-cell office:value-type="float" office:value="245.764705882353">
                <text:p>245.76470588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.857142857143">
                <text:p>250.8571428571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.166666666667">
                <text:p>251.166666666667</text:p>
              </table:table-cell>
              <table:table-cell office:value-type="float" office:value="240.027777777778">
                <text:p>240.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.243243243243">
                <text:p>250.243243243243</text:p>
              </table:table-cell>
              <table:table-cell office:value-type="float" office:value="237.27027027027">
                <text:p>237.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.947368421053">
                <text:p>247.947368421053</text:p>
              </table:table-cell>
              <table:table-cell office:value-type="float" office:value="234.763157894737">
                <text:p>234.763157894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5.615384615385">
                <text:p>245.615384615385</text:p>
              </table:table-cell>
              <table:table-cell office:value-type="float" office:value="232.74358974359">
                <text:p>232.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.15">
                <text:p>243.15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8.5">
                <text:p>398.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0">
                <text:p>3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.860465116279">
                <text:p>236.860465116279</text:p>
              </table:table-cell>
              <table:table-cell office:value-type="float" office:value="223.023255813953">
                <text:p>223.023255813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5.613636363636">
                <text:p>235.613636363636</text:p>
              </table:table-cell>
              <table:table-cell office:value-type="float" office:value="221.022727272727">
                <text:p>221.02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.844444444444">
                <text:p>233.844444444444</text:p>
              </table:table-cell>
              <table:table-cell office:value-type="float" office:value="219.111111111111">
                <text:p>219.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1.934782608696">
                <text:p>231.934782608696</text:p>
              </table:table-cell>
              <table:table-cell office:value-type="float" office:value="217.717391304348">
                <text:p>217.717391304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.085106382979">
                <text:p>232.085106382979</text:p>
              </table:table-cell>
              <table:table-cell office:value-type="float" office:value="216.170212765957">
                <text:p>216.170212765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.395833333333">
                <text:p>230.395833333333</text:p>
              </table:table-cell>
              <table:table-cell office:value-type="float" office:value="214.520833333333">
                <text:p>214.5208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.877551020408">
                <text:p>228.877551020408</text:p>
              </table:table-cell>
              <table:table-cell office:value-type="float" office:value="213.183673469388">
                <text:p>213.183673469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.38">
                <text:p>228.38</text:p>
              </table:table-cell>
              <table:table-cell office:value-type="float" office:value="211.8">
                <text:p>21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